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5-07-0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5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4-10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4-07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4-04-1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3-11-0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3-06-2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3-05-1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3-04-1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3-01-2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2-10-0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2-06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2-04-0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2-02-0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1-10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1-06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42" calcext:value-type="float">
            <text:p>2.2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22" calcext:value-type="float">
            <text:p>1.7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448" calcext:value-type="float">
            <text:p>1.9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81100705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15" calcext:value-type="float">
            <text:p>1.5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